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112cm" svg:height="3.302cm" svg:x="9.679cm" svg:y="1.127cm">
          <text:p text:style-name="P1">АС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8.763cm" svg:height="3.048cm" svg:x="1.17cm" svg:y="5.445cm">
          <text:p text:style-name="P1">Управление производством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9.757cm" svg:height="3.048cm" svg:x="16.571cm" svg:y="5.445cm">
          <text:p text:style-name="P1">Организация хозяйственнйо</text:p>
          <text:p text:style-name="P1">И экономической деятельности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8.763cm" svg:height="1.27cm" svg:x="1.17cm" svg:y="8.474cm">
          <text:p text:style-name="P1">подсистемы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9.745cm" svg:height="1.27cm" svg:x="16.571cm" svg:y="8.474cm">
          <text:p text:style-name="P1">подсистемы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8.763cm" svg:height="1.27cm" svg:x="1.671cm" svg:y="11.074cm">
          <text:p text:style-name="P1">Оперативного управления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8.763cm" svg:height="1.27cm" svg:x="1.671cm" svg:y="12.574cm">
          <text:p text:style-name="P1">Контроль качества продукции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8.763cm" svg:height="1.27cm" svg:x="1.671cm" svg:y="14.074cm">
          <text:p text:style-name="P1">Диагностики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8.763cm" svg:height="1.27cm" svg:x="1.671cm" svg:y="15.57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8.763cm" svg:height="1.27cm" svg:x="17.045cm" svg:y="11.174cm">
          <text:p text:style-name="P1">Бух. учёта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8.763cm" svg:height="1.561cm" svg:x="17.045cm" svg:y="12.774cm">
          <text:p text:style-name="P1">Обеспечение кадровой</text:p>
          <text:p text:style-name="P1">деятельости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8.763cm" svg:height="1.157cm" svg:x="17.045cm" svg:y="14.575cm">
          <text:p text:style-name="P1">Снабжение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8.763cm" svg:height="1.561cm" svg:x="17.045cm" svg:y="16.076cm">
          <text:p text:style-name="P1">Пропускной режим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679cm" svg:y1="2.778cm" svg:x2="5.551cm" svg:y2="5.445cm" draw:start-shape="id1" draw:start-glue-point="3" draw:end-shape="id2" draw:end-glue-point="0" svg:d="m9679 2778h-4128v2667" svg:viewBox="0 0 4129 2668">
          <text:p/>
        </draw:connector>
        <draw:connector draw:style-name="gr2" draw:text-style-name="P1" draw:layer="layout" svg:x1="16.791cm" svg:y1="2.778cm" svg:x2="21.449cm" svg:y2="5.445cm" draw:start-shape="id1" draw:start-glue-point="1" draw:end-shape="id3" draw:end-glue-point="0" svg:d="m16791 2778h4658v2667" svg:viewBox="0 0 4659 2668">
          <text:p/>
        </draw:connector>
        <draw:connector draw:style-name="gr2" draw:text-style-name="P1" draw:layer="layout" svg:x1="1.17cm" svg:y1="9.109cm" svg:x2="1.671cm" svg:y2="11.709cm" draw:start-shape="id4" draw:start-glue-point="3" draw:end-shape="id5" draw:end-glue-point="3" svg:d="m1170 9109h-502v2600h1003" svg:viewBox="0 0 1004 2601">
          <text:p/>
        </draw:connector>
        <draw:connector draw:style-name="gr2" draw:text-style-name="P1" draw:layer="layout" svg:x1="1.17cm" svg:y1="9.109cm" svg:x2="1.671cm" svg:y2="13.209cm" draw:start-shape="id4" draw:start-glue-point="3" draw:end-shape="id6" draw:end-glue-point="3" svg:d="m1170 9109h-502v4100h1003" svg:viewBox="0 0 1004 4101">
          <text:p/>
        </draw:connector>
        <draw:connector draw:style-name="gr2" draw:text-style-name="P1" draw:layer="layout" svg:x1="1.17cm" svg:y1="9.109cm" svg:x2="1.671cm" svg:y2="14.709cm" draw:start-shape="id4" draw:start-glue-point="3" draw:end-shape="id7" draw:end-glue-point="3" svg:d="m1170 9109h-502v5600h1003" svg:viewBox="0 0 1004 5601">
          <text:p/>
        </draw:connector>
        <draw:connector draw:style-name="gr2" draw:text-style-name="P1" draw:layer="layout" svg:x1="1.17cm" svg:y1="9.109cm" svg:x2="1.671cm" svg:y2="16.209cm" draw:start-shape="id4" draw:start-glue-point="3" draw:end-shape="id8" svg:d="m1170 9109h-502v7100h1003" svg:viewBox="0 0 1004 7101">
          <text:p/>
        </draw:connector>
        <draw:connector draw:style-name="gr3" draw:text-style-name="P1" draw:layer="layout" svg:x1="16.571cm" svg:y1="9.109cm" svg:x2="17.045cm" svg:y2="11.809cm" draw:start-shape="id9" draw:start-glue-point="3" draw:end-shape="id10" svg:d="m16571 9109h-502v2700h976" svg:viewBox="0 0 977 2701">
          <text:p/>
        </draw:connector>
        <draw:connector draw:style-name="gr3" draw:text-style-name="P1" draw:layer="layout" svg:x1="16.571cm" svg:y1="9.109cm" svg:x2="17.045cm" svg:y2="13.554cm" draw:start-shape="id9" draw:start-glue-point="3" draw:end-shape="id11" svg:d="m16571 9109h-502v4445h976" svg:viewBox="0 0 977 4446">
          <text:p/>
        </draw:connector>
        <draw:connector draw:style-name="gr3" draw:text-style-name="P1" draw:layer="layout" svg:x1="16.571cm" svg:y1="9.109cm" svg:x2="17.045cm" svg:y2="15.153cm" draw:start-shape="id9" draw:start-glue-point="3" draw:end-shape="id12" draw:end-glue-point="3" svg:d="m16571 9109h-502v6044h976" svg:viewBox="0 0 977 6045">
          <text:p/>
        </draw:connector>
        <draw:connector draw:style-name="gr3" draw:text-style-name="P1" draw:layer="layout" svg:x1="16.571cm" svg:y1="9.109cm" svg:x2="17.045cm" svg:y2="16.856cm" draw:start-shape="id9" draw:start-glue-point="3" draw:end-shape="id13" svg:d="m16571 9109h-502v7747h976" svg:viewBox="0 0 977 77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inux Libertine" style:font-size-asian="24pt" style:language-asian="zh" style:country-asian="CN" style:font-name-complex="Linux Libertin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2T10:00:34.122421588</meta:creation-date>
    <dc:date>2014-03-19T09:25:17.302748204</dc:date>
    <meta:editing-duration>P0D</meta:editing-duration>
    <meta:editing-cycles>2</meta:editing-cycles>
    <meta:generator>LibreOffice/4.1.4.2$Linux_X86_64 LibreOffice_project/410m0$Build-2</meta:generator>
    <meta:document-statistic meta:object-count="23"/>
  </office:meta>
</office:document-meta>
</file>